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25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2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2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24-12-31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24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24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24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24-01-30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23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23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23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23-01-19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22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22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22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22-01-1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21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21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21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21-01-13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20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20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20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20-01-1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19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19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19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19-01-16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18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18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18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18-01-03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17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17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17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16-12-28 21:36:2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16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16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16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16-01-06 17:18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15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15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15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15-01-15 16:03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1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14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14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14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1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14-01-10 15:30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13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13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13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13-01-11 16:40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12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12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12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12-01-04 17:51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11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11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10-12-29 22:28:5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10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10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10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10-01-14 20:5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1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09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09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09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09-01-12 19:33:1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0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08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08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08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08-01-02 22:23:4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07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07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07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07-01-12 16:15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0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06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06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06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06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06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0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06-01-06 18:16:0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05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05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0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05-01-15 15:28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04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04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04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0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03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03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0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03-01-16 21:31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0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02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02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0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02-01-07 23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01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01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01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01-01-04 22:28:3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00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00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00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200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99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99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99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99-01-12 19:50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98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98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98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98-01-14 18:0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9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97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97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97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9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9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96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96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96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9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95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95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95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9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94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94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94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9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93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93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9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9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92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92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9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9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91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91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9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9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90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90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90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9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89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89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89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8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8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88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88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8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87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87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86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86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86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8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8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85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8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8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8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84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8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8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8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83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83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8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8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30098470601</text:p>
          </table:table-cell>
          <table:table-cell office:value-type="string" calcext:value-type="string">
            <text:p>25S 13W 31DDA 01</text:p>
          </table:table-cell>
          <table:table-cell office:value-type="string" calcext:value-type="string">
            <text:p>1981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6" meta:object-count="0"/>
    <meta:user-defined meta:name="AppVersion">3.0</meta:user-defined>
  </office:meta>
</office:document-meta>
</file>